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6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5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"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" office:value-type="float" office:value="0.981645575327624" calcext:value-type="float">
            <text:p>0.981645575327624</text:p>
          </table:table-cell>
          <table:table-cell table:style-name="ce2"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"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0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1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" office:value-type="float" office:value="0.968425203170921" calcext:value-type="float">
            <text:p>0.968425203170921</text:p>
          </table:table-cell>
          <table:table-cell table:style-name="ce2"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" office:value-type="float" office:value="0.937295624272734" calcext:value-type="float">
            <text:p>0.937295624272734</text:p>
          </table:table-cell>
          <table:table-cell table:style-name="ce2" office:value-type="float" office:value="0.938035064554052" calcext:value-type="float">
            <text:p>0.938035064554052</text:p>
          </table:table-cell>
          <table:table-cell table:style-name="ce2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"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"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"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1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1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" table:formula="of:=AVERAGE([.E7:.E29])" office:value-type="float" office:value="0.874265309840153" calcext:value-type="float">
            <text:p>0.874265309840153</text:p>
          </table:table-cell>
          <table:table-cell table:style-name="ce2" table:formula="of:=AVERAGE([.F7:.F29])" office:value-type="float" office:value="0.87429971686235" calcext:value-type="float">
            <text:p>0.87429971686235</text:p>
          </table:table-cell>
          <table:table-cell table:style-name="ce2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4" table:formula="of:=AVERAGE([.K7:.K29])" office:value-type="float" office:value="0.771975040878582" calcext:value-type="float">
            <text:p>0.771975040878582</text:p>
          </table:table-cell>
          <table:table-cell table:style-name="ce4" table:formula="of:=AVERAGE([.L7:.L29])" office:value-type="float" office:value="0.766752718615759" calcext:value-type="float">
            <text:p>0.766752718615759</text:p>
          </table:table-cell>
          <table:table-cell table:style-name="ce4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2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" table:formula="of:=AVERAGE([.D32:.D50])" office:value-type="float" office:value="0.773759925266384" calcext:value-type="float">
            <text:p>0.773759925266384</text:p>
          </table:table-cell>
          <table:table-cell table:style-name="ce2" table:formula="of:=AVERAGE([.E32:.E50])" office:value-type="float" office:value="0.756711982787809" calcext:value-type="float">
            <text:p>0.756711982787809</text:p>
          </table:table-cell>
          <table:table-cell table:style-name="ce2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" table:formula="of:=AVERAGE([.K32:.K50])" office:value-type="float" office:value="0.64048129274644" calcext:value-type="float">
            <text:p>0.64048129274644</text:p>
          </table:table-cell>
          <table:table-cell table:style-name="ce2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/>
          <table:table-cell table:style-name="ce6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I=0.6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I=0.4 + mutation + archiv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10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3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3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3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table:style-name="Default"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3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table:style-name="Default"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3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table:style-name="Default"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3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3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3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table:style-name="Default"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3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table:style-name="Default"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3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table:style-name="Default"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3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3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table:style-name="Default"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3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3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table:style-name="Default"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3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3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3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3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3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3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3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table:formula="of:=AVERAGE([.B5:.B27])" office:value-type="float" office:value="0.771975040878582" calcext:value-type="float">
            <text:p>0.771975040878582</text:p>
          </table:table-cell>
          <table:table-cell table:style-name="ce4" table:formula="of:=AVERAGE([.C5:.C27])" office:value-type="float" office:value="0.766752718615759" calcext:value-type="float">
            <text:p>0.766752718615759</text:p>
          </table:table-cell>
          <table:table-cell table:style-name="ce4" table:formula="of:=AVERAGE([.D5:.D27])" office:value-type="float" office:value="0.761503130241081" calcext:value-type="float">
            <text:p>0.761503130241081</text:p>
          </table:table-cell>
          <table:table-cell table:formula="of:=AVERAGE([.E5:.E27])" office:value-type="float" office:value="0.874265309840153" calcext:value-type="float">
            <text:p>0.874265309840153</text:p>
          </table:table-cell>
          <table:table-cell table:style-name="ce2" table:formula="of:=AVERAGE([.F5:.F27])" office:value-type="float" office:value="0.87429971686235" calcext:value-type="float">
            <text:p>0.87429971686235</text:p>
          </table:table-cell>
          <table:table-cell table:style-name="ce2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3"/>
          <table:table-cell table:formula="of:=AVERAGE([.N5:.N27])" office:value-type="float" office:value="0.895547083718576" calcext:value-type="float">
            <text:p>0.895547083718576</text:p>
          </table:table-cell>
          <table:table-cell table:style-name="ce2" table:formula="of:=AVERAGE([.O5:.O27])" office:value-type="float" office:value="0.897403759552784" calcext:value-type="float">
            <text:p>0.897403759552784</text:p>
          </table:table-cell>
          <table:table-cell table:formula="of:=AVERAGE([.P5:.P27])" office:value-type="float" office:value="0.885319770482247" calcext:value-type="float">
            <text:p>0.885319770482247</text:p>
          </table:table-cell>
          <table:table-cell table:formula="of:=AVERAGE([.Q5:.Q27])" office:value-type="string" office:string-value="" calcext:value-type="error">
            <text:p>#DIV/0!</text:p>
          </table:table-cell>
          <table:table-cell table:style-name="ce2" table:formula="of:=AVERAGE([.R5:.R27])" office:value-type="string" office:string-value="" calcext:value-type="error">
            <text:p>#DIV/0!</text:p>
          </table:table-cell>
          <table:table-cell table:formula="of:=AVERAGE([.S5:.S27])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distance_2" table:style-name="ta1">
        <table:table-column table:style-name="co1" table:number-columns-repeated="33" table:default-cell-style-name="Default"/>
        <table:table-row table:style-name="ro1">
          <table:table-cell table:number-columns-repeated="25"/>
          <table:table-cell table:style-name="ce6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office:value-type="float" office:value="0.803287994519147" calcext:value-type="float">
            <text:p>0.803287994519147</text:p>
          </table:table-cell>
          <table:table-cell office:value-type="float" office:value="0.823484319922992" calcext:value-type="float">
            <text:p>0.823484319922992</text:p>
          </table:table-cell>
          <table:table-cell office:value-type="float" office:value="0.947758830863137" calcext:value-type="float">
            <text:p>0.947758830863137</text:p>
          </table:table-cell>
          <table:table-cell office:value-type="float" office:value="0.119193438620719" calcext:value-type="float">
            <text:p>0.119193438620719</text:p>
          </table:table-cell>
          <table:table-cell office:value-type="float" office:value="0.129634743183967" calcext:value-type="float">
            <text:p>0.129634743183967</text:p>
          </table:table-cell>
          <table:table-cell office:value-type="float" office:value="0.13944749749749" calcext:value-type="float">
            <text:p>0.13944749749749</text:p>
          </table:table-cell>
          <table:table-cell office:value-type="float" office:value="0.928796757949418" calcext:value-type="float">
            <text:p>0.928796757949418</text:p>
          </table:table-cell>
          <table:table-cell office:value-type="float" office:value="0.934653815482751" calcext:value-type="float">
            <text:p>0.934653815482751</text:p>
          </table:table-cell>
          <table:table-cell office:value-type="float" office:value="0.772601905221667" calcext:value-type="float">
            <text:p>0.772601905221667</text:p>
          </table:table-cell>
          <table:table-cell/>
          <table:table-cell office:value-type="string" calcext:value-type="string">
            <text:p>WFG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office:value-type="float" office:value="0.938529702792047" calcext:value-type="float">
            <text:p>0.938529702792047</text:p>
          </table:table-cell>
          <table:table-cell office:value-type="float" office:value="0.97173574782056" calcext:value-type="float">
            <text:p>0.97173574782056</text:p>
          </table:table-cell>
          <table:table-cell office:value-type="float" office:value="0.981579170387964" calcext:value-type="float">
            <text:p>0.981579170387964</text:p>
          </table:table-cell>
          <table:table-cell office:value-type="float" office:value="0.91090963586639" calcext:value-type="float">
            <text:p>0.91090963586639</text:p>
          </table:table-cell>
          <table:table-cell office:value-type="float" office:value="0.955825624669378" calcext:value-type="float">
            <text:p>0.955825624669378</text:p>
          </table:table-cell>
          <table:table-cell office:value-type="float" office:value="0.960480030845207" calcext:value-type="float">
            <text:p>0.960480030845207</text:p>
          </table:table-cell>
          <table:table-cell office:value-type="float" office:value="0.977885046730568" calcext:value-type="float">
            <text:p>0.977885046730568</text:p>
          </table:table-cell>
          <table:table-cell office:value-type="float" office:value="0.980443333977747" calcext:value-type="float">
            <text:p>0.980443333977747</text:p>
          </table:table-cell>
          <table:table-cell office:value-type="float" office:value="0.981593229544699" calcext:value-type="float">
            <text:p>0.981593229544699</text:p>
          </table:table-cell>
          <table:table-cell table:style-name="ce2"/>
          <table:table-cell office:value-type="string" calcext:value-type="string">
            <text:p>WFG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office:value-type="float" office:value="0.897201569101608" calcext:value-type="float">
            <text:p>0.897201569101608</text:p>
          </table:table-cell>
          <table:table-cell office:value-type="float" office:value="0.921073077401551" calcext:value-type="float">
            <text:p>0.921073077401551</text:p>
          </table:table-cell>
          <table:table-cell office:value-type="float" office:value="0.921067088845796" calcext:value-type="float">
            <text:p>0.921067088845796</text:p>
          </table:table-cell>
          <table:table-cell office:value-type="float" office:value="0.794607989347626" calcext:value-type="float">
            <text:p>0.794607989347626</text:p>
          </table:table-cell>
          <table:table-cell office:value-type="float" office:value="0.920926250106559" calcext:value-type="float">
            <text:p>0.920926250106559</text:p>
          </table:table-cell>
          <table:table-cell office:value-type="float" office:value="0.920763118223904" calcext:value-type="float">
            <text:p>0.920763118223904</text:p>
          </table:table-cell>
          <table:table-cell office:value-type="float" office:value="0.921071903466855" calcext:value-type="float">
            <text:p>0.921071903466855</text:p>
          </table:table-cell>
          <table:table-cell office:value-type="float" office:value="0.921120192226456" calcext:value-type="float">
            <text:p>0.921120192226456</text:p>
          </table:table-cell>
          <table:table-cell office:value-type="float" office:value="0.92113454621891" calcext:value-type="float">
            <text:p>0.92113454621891</text:p>
          </table:table-cell>
          <table:table-cell/>
          <table:table-cell office:value-type="string" calcext:value-type="string">
            <text:p>WFG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office:value-type="float" office:value="0.915795553798093" calcext:value-type="float">
            <text:p>0.915795553798093</text:p>
          </table:table-cell>
          <table:table-cell office:value-type="float" office:value="0.915779997837959" calcext:value-type="float">
            <text:p>0.915779997837959</text:p>
          </table:table-cell>
          <table:table-cell office:value-type="float" office:value="0.915764398315859" calcext:value-type="float">
            <text:p>0.915764398315859</text:p>
          </table:table-cell>
          <table:table-cell office:value-type="float" office:value="0.911283651012944" calcext:value-type="float">
            <text:p>0.911283651012944</text:p>
          </table:table-cell>
          <table:table-cell office:value-type="float" office:value="0.911551642652931" calcext:value-type="float">
            <text:p>0.911551642652931</text:p>
          </table:table-cell>
          <table:table-cell office:value-type="float" office:value="0.888587732581034" calcext:value-type="float">
            <text:p>0.888587732581034</text:p>
          </table:table-cell>
          <table:table-cell office:value-type="float" office:value="0.91587306151884" calcext:value-type="float">
            <text:p>0.91587306151884</text:p>
          </table:table-cell>
          <table:table-cell office:value-type="float" office:value="0.915862343828387" calcext:value-type="float">
            <text:p>0.915862343828387</text:p>
          </table:table-cell>
          <table:table-cell office:value-type="float" office:value="0.915847616590328" calcext:value-type="float">
            <text:p>0.915847616590328</text:p>
          </table:table-cell>
          <table:table-cell/>
          <table:table-cell office:value-type="string" calcext:value-type="string">
            <text:p>WFG4_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FG5_2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office:value-type="float" office:value="0.823247505285503" calcext:value-type="float">
            <text:p>0.823247505285503</text:p>
          </table:table-cell>
          <table:table-cell office:value-type="float" office:value="0.824279761010108" calcext:value-type="float">
            <text:p>0.824279761010108</text:p>
          </table:table-cell>
          <table:table-cell office:value-type="float" office:value="0.817560985020643" calcext:value-type="float">
            <text:p>0.817560985020643</text:p>
          </table:table-cell>
          <table:table-cell office:value-type="float" office:value="0.800565181536871" calcext:value-type="float">
            <text:p>0.800565181536871</text:p>
          </table:table-cell>
          <table:table-cell office:value-type="float" office:value="0.801281960213241" calcext:value-type="float">
            <text:p>0.801281960213241</text:p>
          </table:table-cell>
          <table:table-cell office:value-type="float" office:value="0.79375757938615" calcext:value-type="float">
            <text:p>0.79375757938615</text:p>
          </table:table-cell>
          <table:table-cell office:value-type="float" office:value="0.877552363286782" calcext:value-type="float">
            <text:p>0.877552363286782</text:p>
          </table:table-cell>
          <table:table-cell office:value-type="float" office:value="0.877334792464301" calcext:value-type="float">
            <text:p>0.877334792464301</text:p>
          </table:table-cell>
          <table:table-cell office:value-type="float" office:value="0.83140441043474" calcext:value-type="float">
            <text:p>0.83140441043474</text:p>
          </table:table-cell>
          <table:table-cell/>
          <table:table-cell office:value-type="string" calcext:value-type="string">
            <text:p>WFG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office:value-type="float" office:value="0.838078736458246" calcext:value-type="float">
            <text:p>0.838078736458246</text:p>
          </table:table-cell>
          <table:table-cell office:value-type="float" office:value="0.840216147087955" calcext:value-type="float">
            <text:p>0.840216147087955</text:p>
          </table:table-cell>
          <table:table-cell office:value-type="float" office:value="0.915594201375989" calcext:value-type="float">
            <text:p>0.915594201375989</text:p>
          </table:table-cell>
          <table:table-cell office:value-type="float" office:value="0.820637403858782" calcext:value-type="float">
            <text:p>0.820637403858782</text:p>
          </table:table-cell>
          <table:table-cell office:value-type="float" office:value="0.827716771538905" calcext:value-type="float">
            <text:p>0.827716771538905</text:p>
          </table:table-cell>
          <table:table-cell office:value-type="float" office:value="0.842480650378342" calcext:value-type="float">
            <text:p>0.842480650378342</text:p>
          </table:table-cell>
          <table:table-cell office:value-type="float" office:value="0.861473774947287" calcext:value-type="float">
            <text:p>0.861473774947287</text:p>
          </table:table-cell>
          <table:table-cell office:value-type="float" office:value="0.859336271686437" calcext:value-type="float">
            <text:p>0.859336271686437</text:p>
          </table:table-cell>
          <table:table-cell office:value-type="float" office:value="0.903993154166283" calcext:value-type="float">
            <text:p>0.903993154166283</text:p>
          </table:table-cell>
          <table:table-cell table:style-name="ce2"/>
          <table:table-cell office:value-type="string" calcext:value-type="string">
            <text:p>WFG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office:value-type="float" office:value="0.915684524348568" calcext:value-type="float">
            <text:p>0.915684524348568</text:p>
          </table:table-cell>
          <table:table-cell office:value-type="float" office:value="0.915686463375044" calcext:value-type="float">
            <text:p>0.915686463375044</text:p>
          </table:table-cell>
          <table:table-cell office:value-type="float" office:value="0.915651491714625" calcext:value-type="float">
            <text:p>0.915651491714625</text:p>
          </table:table-cell>
          <table:table-cell office:value-type="float" office:value="0.912932752095426" calcext:value-type="float">
            <text:p>0.912932752095426</text:p>
          </table:table-cell>
          <table:table-cell office:value-type="float" office:value="0.912892290866086" calcext:value-type="float">
            <text:p>0.912892290866086</text:p>
          </table:table-cell>
          <table:table-cell office:value-type="float" office:value="0.913098951939371" calcext:value-type="float">
            <text:p>0.913098951939371</text:p>
          </table:table-cell>
          <table:table-cell office:value-type="float" office:value="0.91588460299863" calcext:value-type="float">
            <text:p>0.91588460299863</text:p>
          </table:table-cell>
          <table:table-cell office:value-type="float" office:value="0.915873148313061" calcext:value-type="float">
            <text:p>0.915873148313061</text:p>
          </table:table-cell>
          <table:table-cell office:value-type="float" office:value="0.915716511125563" calcext:value-type="float">
            <text:p>0.915716511125563</text:p>
          </table:table-cell>
          <table:table-cell/>
          <table:table-cell office:value-type="string" calcext:value-type="string">
            <text:p>WFG7_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0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office:value-type="float" office:value="0.731517578453843" calcext:value-type="float">
            <text:p>0.731517578453843</text:p>
          </table:table-cell>
          <table:table-cell office:value-type="float" office:value="0.741353599692363" calcext:value-type="float">
            <text:p>0.741353599692363</text:p>
          </table:table-cell>
          <table:table-cell office:value-type="float" office:value="0.764535698877656" calcext:value-type="float">
            <text:p>0.764535698877656</text:p>
          </table:table-cell>
          <table:table-cell office:value-type="float" office:value="0.705595856786519" calcext:value-type="float">
            <text:p>0.705595856786519</text:p>
          </table:table-cell>
          <table:table-cell office:value-type="float" office:value="0.723930710391689" calcext:value-type="float">
            <text:p>0.723930710391689</text:p>
          </table:table-cell>
          <table:table-cell office:value-type="float" office:value="0.750883400893731" calcext:value-type="float">
            <text:p>0.750883400893731</text:p>
          </table:table-cell>
          <table:table-cell office:value-type="float" office:value="0.738575495861587" calcext:value-type="float">
            <text:p>0.738575495861587</text:p>
          </table:table-cell>
          <table:table-cell office:value-type="float" office:value="0.744285332843785" calcext:value-type="float">
            <text:p>0.744285332843785</text:p>
          </table:table-cell>
          <table:table-cell office:value-type="float" office:value="0.754160185609504" calcext:value-type="float">
            <text:p>0.754160185609504</text:p>
          </table:table-cell>
          <table:table-cell/>
          <table:table-cell table:style-name="ce2" office:value-type="string" calcext:value-type="string">
            <text:p>WFG8_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FG9_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office:value-type="float" office:value="0.820151221814671" calcext:value-type="float">
            <text:p>0.820151221814671</text:p>
          </table:table-cell>
          <table:table-cell office:value-type="float" office:value="0.824814823124735" calcext:value-type="float">
            <text:p>0.824814823124735</text:p>
          </table:table-cell>
          <table:table-cell office:value-type="float" office:value="0.896674609016242" calcext:value-type="float">
            <text:p>0.896674609016242</text:p>
          </table:table-cell>
          <table:table-cell office:value-type="float" office:value="0.797104133813174" calcext:value-type="float">
            <text:p>0.797104133813174</text:p>
          </table:table-cell>
          <table:table-cell office:value-type="float" office:value="0.806538881353134" calcext:value-type="float">
            <text:p>0.806538881353134</text:p>
          </table:table-cell>
          <table:table-cell office:value-type="float" office:value="0.812424087752571" calcext:value-type="float">
            <text:p>0.812424087752571</text:p>
          </table:table-cell>
          <table:table-cell office:value-type="float" office:value="0.831219600330124" calcext:value-type="float">
            <text:p>0.831219600330124</text:p>
          </table:table-cell>
          <table:table-cell office:value-type="float" office:value="0.824298518502315" calcext:value-type="float">
            <text:p>0.824298518502315</text:p>
          </table:table-cell>
          <table:table-cell office:value-type="float" office:value="0.888289943825885" calcext:value-type="float">
            <text:p>0.888289943825885</text:p>
          </table:table-cell>
          <table:table-cell table:style-name="ce2"/>
          <table:table-cell office:value-type="string" calcext:value-type="string">
            <text:p>WFG9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office:value-type="float" office:value="0.921815458842559" calcext:value-type="float">
            <text:p>0.921815458842559</text:p>
          </table:table-cell>
          <table:table-cell office:value-type="float" office:value="0.921811604147156" calcext:value-type="float">
            <text:p>0.921811604147156</text:p>
          </table:table-cell>
          <table:table-cell office:value-type="float" office:value="0.921813211990335" calcext:value-type="float">
            <text:p>0.921813211990335</text:p>
          </table:table-cell>
          <table:table-cell office:value-type="float" office:value="0.0382144903442342" calcext:value-type="float">
            <text:p>0.038214490344234</text:p>
          </table:table-cell>
          <table:table-cell office:value-type="float" office:value="0.0124822802290737" calcext:value-type="float">
            <text:p>0.012482280229074</text:p>
          </table:table-cell>
          <table:table-cell office:value-type="float" office:value="0.0152232529883008" calcext:value-type="float">
            <text:p>0.015223252988301</text:p>
          </table:table-cell>
          <table:table-cell office:value-type="float" office:value="0.921816897129976" calcext:value-type="float">
            <text:p>0.921816897129976</text:p>
          </table:table-cell>
          <table:table-cell office:value-type="float" office:value="0.921817685092524" calcext:value-type="float">
            <text:p>0.921817685092524</text:p>
          </table:table-cell>
          <table:table-cell office:value-type="float" office:value="0.921805222579411" calcext:value-type="float">
            <text:p>0.921805222579411</text:p>
          </table:table-cell>
          <table:table-cell table:style-name="ce2"/>
          <table:table-cell office:value-type="string" calcext:value-type="string">
            <text:p>DTLZ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office:value-type="float" office:value="0.916006044780436" calcext:value-type="float">
            <text:p>0.916006044780436</text:p>
          </table:table-cell>
          <table:table-cell office:value-type="float" office:value="0.915986276380477" calcext:value-type="float">
            <text:p>0.915986276380477</text:p>
          </table:table-cell>
          <table:table-cell office:value-type="float" office:value="0.916029242742563" calcext:value-type="float">
            <text:p>0.91602924274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947967876868" calcext:value-type="float">
            <text:p>0.915947967876868</text:p>
          </table:table-cell>
          <table:table-cell office:value-type="float" office:value="0.915410926525387" calcext:value-type="float">
            <text:p>0.915410926525387</text:p>
          </table:table-cell>
          <table:table-cell office:value-type="float" office:value="0.915968457611431" calcext:value-type="float">
            <text:p>0.915968457611431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office:value-type="float" office:value="0.915967241435677" calcext:value-type="float">
            <text:p>0.915967241435677</text:p>
          </table:table-cell>
          <table:table-cell office:value-type="float" office:value="0.915968498885892" calcext:value-type="float">
            <text:p>0.915968498885892</text:p>
          </table:table-cell>
          <table:table-cell office:value-type="float" office:value="0.916027786015744" calcext:value-type="float">
            <text:p>0.916027786015744</text:p>
          </table:table-cell>
          <table:table-cell office:value-type="float" office:value="0.91579328862831" calcext:value-type="float">
            <text:p>0.91579328862831</text:p>
          </table:table-cell>
          <table:table-cell office:value-type="float" office:value="0.91584438008418" calcext:value-type="float">
            <text:p>0.91584438008418</text:p>
          </table:table-cell>
          <table:table-cell office:value-type="float" office:value="0.915813994479858" calcext:value-type="float">
            <text:p>0.915813994479858</text:p>
          </table:table-cell>
          <table:table-cell office:value-type="float" office:value="0.915994202868115" calcext:value-type="float">
            <text:p>0.915994202868115</text:p>
          </table:table-cell>
          <table:table-cell office:value-type="float" office:value="0.915987999308918" calcext:value-type="float">
            <text:p>0.915987999308918</text:p>
          </table:table-cell>
          <table:table-cell office:value-type="float" office:value="0.91603218539198" calcext:value-type="float">
            <text:p>0.91603218539198</text:p>
          </table:table-cell>
          <table:table-cell/>
          <table:table-cell office:value-type="string" calcext:value-type="string">
            <text:p>DTLZ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5_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1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office:value-type="float" office:value="0.916028083195523" calcext:value-type="float">
            <text:p>0.916028083195523</text:p>
          </table:table-cell>
          <table:table-cell office:value-type="float" office:value="0.916028608183639" calcext:value-type="float">
            <text:p>0.916028608183639</text:p>
          </table:table-cell>
          <table:table-cell office:value-type="float" office:value="0.916026146642018" calcext:value-type="float">
            <text:p>0.91602614664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8307701266208" calcext:value-type="float">
            <text:p>0.908307701266208</text:p>
          </table:table-cell>
          <table:table-cell office:value-type="float" office:value="0.913537445195266" calcext:value-type="float">
            <text:p>0.913537445195266</text:p>
          </table:table-cell>
          <table:table-cell office:value-type="float" office:value="0.915963125969823" calcext:value-type="float">
            <text:p>0.915963125969823</text:p>
          </table:table-cell>
          <table:table-cell/>
          <table:table-cell office:value-type="string" calcext:value-type="string">
            <text:p>DTLZ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office:value-type="float" office:value="0.968439529787485" calcext:value-type="float">
            <text:p>0.968439529787485</text:p>
          </table:table-cell>
          <table:table-cell office:value-type="float" office:value="0.968438475106918" calcext:value-type="float">
            <text:p>0.968438475106918</text:p>
          </table:table-cell>
          <table:table-cell office:value-type="float" office:value="0.968427046734274" calcext:value-type="float">
            <text:p>0.968427046734274</text:p>
          </table:table-cell>
          <table:table-cell office:value-type="float" office:value="0.953748692737736" calcext:value-type="float">
            <text:p>0.953748692737736</text:p>
          </table:table-cell>
          <table:table-cell office:value-type="float" office:value="0.950817418023696" calcext:value-type="float">
            <text:p>0.950817418023696</text:p>
          </table:table-cell>
          <table:table-cell office:value-type="float" office:value="0.947083848504176" calcext:value-type="float">
            <text:p>0.947083848504176</text:p>
          </table:table-cell>
          <table:table-cell office:value-type="float" office:value="0.968260709502516" calcext:value-type="float">
            <text:p>0.968260709502516</text:p>
          </table:table-cell>
          <table:table-cell office:value-type="float" office:value="0.968406494118949" calcext:value-type="float">
            <text:p>0.968406494118949</text:p>
          </table:table-cell>
          <table:table-cell office:value-type="float" office:value="0.968439839577733" calcext:value-type="float">
            <text:p>0.968439839577733</text:p>
          </table:table-cell>
          <table:table-cell table:style-name="ce2"/>
          <table:table-cell office:value-type="string" calcext:value-type="string">
            <text:p>DTLZ7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office:value-type="float" office:value="0.936289781209814" calcext:value-type="float">
            <text:p>0.936289781209814</text:p>
          </table:table-cell>
          <table:table-cell office:value-type="float" office:value="0.936255088386391" calcext:value-type="float">
            <text:p>0.936255088386391</text:p>
          </table:table-cell>
          <table:table-cell office:value-type="float" office:value="0.937347077783385" calcext:value-type="float">
            <text:p>0.937347077783385</text:p>
          </table:table-cell>
          <table:table-cell office:value-type="float" office:value="0.918433218002609" calcext:value-type="float">
            <text:p>0.918433218002609</text:p>
          </table:table-cell>
          <table:table-cell office:value-type="float" office:value="0.919658220486105" calcext:value-type="float">
            <text:p>0.919658220486105</text:p>
          </table:table-cell>
          <table:table-cell office:value-type="float" office:value="0.926252045029718" calcext:value-type="float">
            <text:p>0.926252045029718</text:p>
          </table:table-cell>
          <table:table-cell office:value-type="float" office:value="0.937830463330826" calcext:value-type="float">
            <text:p>0.937830463330826</text:p>
          </table:table-cell>
          <table:table-cell office:value-type="float" office:value="0.937854216459493" calcext:value-type="float">
            <text:p>0.937854216459493</text:p>
          </table:table-cell>
          <table:table-cell office:value-type="float" office:value="0.936663742164674" calcext:value-type="float">
            <text:p>0.936663742164674</text:p>
          </table:table-cell>
          <table:table-cell/>
          <table:table-cell office:value-type="string" calcext:value-type="string">
            <text:p>UF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office:value-type="float" office:value="0.938910877325401" calcext:value-type="float">
            <text:p>0.938910877325401</text:p>
          </table:table-cell>
          <table:table-cell office:value-type="float" office:value="0.938939679874122" calcext:value-type="float">
            <text:p>0.938939679874122</text:p>
          </table:table-cell>
          <table:table-cell office:value-type="float" office:value="0.939413618233319" calcext:value-type="float">
            <text:p>0.939413618233319</text:p>
          </table:table-cell>
          <table:table-cell office:value-type="float" office:value="0.932434766051445" calcext:value-type="float">
            <text:p>0.932434766051445</text:p>
          </table:table-cell>
          <table:table-cell office:value-type="float" office:value="0.933320924567766" calcext:value-type="float">
            <text:p>0.933320924567766</text:p>
          </table:table-cell>
          <table:table-cell office:value-type="float" office:value="0.936245027731266" calcext:value-type="float">
            <text:p>0.936245027731266</text:p>
          </table:table-cell>
          <table:table-cell office:value-type="float" office:value="0.938342873221724" calcext:value-type="float">
            <text:p>0.938342873221724</text:p>
          </table:table-cell>
          <table:table-cell office:value-type="float" office:value="0.93817047463611" calcext:value-type="float">
            <text:p>0.93817047463611</text:p>
          </table:table-cell>
          <table:table-cell office:value-type="float" office:value="0.938462083264992" calcext:value-type="float">
            <text:p>0.938462083264992</text:p>
          </table:table-cell>
          <table:table-cell/>
          <table:table-cell office:value-type="string" calcext:value-type="string">
            <text:p>UF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office:value-type="float" office:value="0.837653244684936" calcext:value-type="float">
            <text:p>0.837653244684936</text:p>
          </table:table-cell>
          <table:table-cell office:value-type="float" office:value="0.860460919723641" calcext:value-type="float">
            <text:p>0.860460919723641</text:p>
          </table:table-cell>
          <table:table-cell office:value-type="float" office:value="0.920677610751363" calcext:value-type="float">
            <text:p>0.920677610751363</text:p>
          </table:table-cell>
          <table:table-cell office:value-type="float" office:value="0.828257932603329" calcext:value-type="float">
            <text:p>0.828257932603329</text:p>
          </table:table-cell>
          <table:table-cell office:value-type="float" office:value="0.834066206143807" calcext:value-type="float">
            <text:p>0.834066206143807</text:p>
          </table:table-cell>
          <table:table-cell office:value-type="float" office:value="0.898045695488397" calcext:value-type="float">
            <text:p>0.898045695488397</text:p>
          </table:table-cell>
          <table:table-cell office:value-type="float" office:value="0.881864692537514" calcext:value-type="float">
            <text:p>0.881864692537514</text:p>
          </table:table-cell>
          <table:table-cell office:value-type="float" office:value="0.888532242049067" calcext:value-type="float">
            <text:p>0.888532242049067</text:p>
          </table:table-cell>
          <table:table-cell office:value-type="float" office:value="0.906006980361246" calcext:value-type="float">
            <text:p>0.906006980361246</text:p>
          </table:table-cell>
          <table:table-cell/>
          <table:table-cell office:value-type="string" calcext:value-type="string">
            <text:p>UF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office:value-type="float" office:value="0.901459040413303" calcext:value-type="float">
            <text:p>0.901459040413303</text:p>
          </table:table-cell>
          <table:table-cell office:value-type="float" office:value="0.903115061269918" calcext:value-type="float">
            <text:p>0.903115061269918</text:p>
          </table:table-cell>
          <table:table-cell office:value-type="float" office:value="0.909277410975186" calcext:value-type="float">
            <text:p>0.909277410975186</text:p>
          </table:table-cell>
          <table:table-cell office:value-type="float" office:value="0.88696320205992" calcext:value-type="float">
            <text:p>0.88696320205992</text:p>
          </table:table-cell>
          <table:table-cell office:value-type="float" office:value="0.889128966986548" calcext:value-type="float">
            <text:p>0.889128966986548</text:p>
          </table:table-cell>
          <table:table-cell office:value-type="float" office:value="0.871883221587423" calcext:value-type="float">
            <text:p>0.871883221587423</text:p>
          </table:table-cell>
          <table:table-cell office:value-type="float" office:value="0.904727082720684" calcext:value-type="float">
            <text:p>0.904727082720684</text:p>
          </table:table-cell>
          <table:table-cell office:value-type="float" office:value="0.904381082661671" calcext:value-type="float">
            <text:p>0.904381082661671</text:p>
          </table:table-cell>
          <table:table-cell office:value-type="float" office:value="0.905108942617699" calcext:value-type="float">
            <text:p>0.905108942617699</text:p>
          </table:table-cell>
          <table:table-cell/>
          <table:table-cell office:value-type="string" calcext:value-type="string">
            <text:p>UF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1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office:value-type="float" office:value="0.850545840285906" calcext:value-type="float">
            <text:p>0.850545840285906</text:p>
          </table:table-cell>
          <table:table-cell office:value-type="float" office:value="0.854746445862085" calcext:value-type="float">
            <text:p>0.854746445862085</text:p>
          </table:table-cell>
          <table:table-cell office:value-type="float" office:value="0.804476787812017" calcext:value-type="float">
            <text:p>0.804476787812017</text:p>
          </table:table-cell>
          <table:table-cell office:value-type="float" office:value="0.745729376615741" calcext:value-type="float">
            <text:p>0.745729376615741</text:p>
          </table:table-cell>
          <table:table-cell office:value-type="float" office:value="0.760040290491826" calcext:value-type="float">
            <text:p>0.760040290491826</text:p>
          </table:table-cell>
          <table:table-cell office:value-type="float" office:value="0.685495205749089" calcext:value-type="float">
            <text:p>0.685495205749089</text:p>
          </table:table-cell>
          <table:table-cell office:value-type="float" office:value="0.91609512265668" calcext:value-type="float">
            <text:p>0.91609512265668</text:p>
          </table:table-cell>
          <table:table-cell office:value-type="float" office:value="0.9120061755154" calcext:value-type="float">
            <text:p>0.9120061755154</text:p>
          </table:table-cell>
          <table:table-cell office:value-type="float" office:value="0.806485940783012" calcext:value-type="float">
            <text:p>0.806485940783012</text:p>
          </table:table-cell>
          <table:table-cell/>
          <table:table-cell office:value-type="string" calcext:value-type="string">
            <text:p>UF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1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office:value-type="float" office:value="0.841585382022792" calcext:value-type="float">
            <text:p>0.841585382022792</text:p>
          </table:table-cell>
          <table:table-cell office:value-type="float" office:value="0.832431009761002" calcext:value-type="float">
            <text:p>0.832431009761002</text:p>
          </table:table-cell>
          <table:table-cell office:value-type="float" office:value="0.782010743248532" calcext:value-type="float">
            <text:p>0.782010743248532</text:p>
          </table:table-cell>
          <table:table-cell office:value-type="float" office:value="0.764239188824713" calcext:value-type="float">
            <text:p>0.764239188824713</text:p>
          </table:table-cell>
          <table:table-cell office:value-type="float" office:value="0.769434411152888" calcext:value-type="float">
            <text:p>0.769434411152888</text:p>
          </table:table-cell>
          <table:table-cell office:value-type="float" office:value="0.697285025147612" calcext:value-type="float">
            <text:p>0.697285025147612</text:p>
          </table:table-cell>
          <table:table-cell office:value-type="float" office:value="0.883257243577817" calcext:value-type="float">
            <text:p>0.883257243577817</text:p>
          </table:table-cell>
          <table:table-cell office:value-type="float" office:value="0.887211133229933" calcext:value-type="float">
            <text:p>0.887211133229933</text:p>
          </table:table-cell>
          <table:table-cell office:value-type="float" office:value="0.740615455439989" calcext:value-type="float">
            <text:p>0.740615455439989</text:p>
          </table:table-cell>
          <table:table-cell/>
          <table:table-cell office:value-type="string" calcext:value-type="string">
            <text:p>UF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office:value-type="float" office:value="0.917724730004466" calcext:value-type="float">
            <text:p>0.917724730004466</text:p>
          </table:table-cell>
          <table:table-cell office:value-type="float" office:value="0.919243798349762" calcext:value-type="float">
            <text:p>0.919243798349762</text:p>
          </table:table-cell>
          <table:table-cell office:value-type="float" office:value="0.9213571416378" calcext:value-type="float">
            <text:p>0.9213571416378</text:p>
          </table:table-cell>
          <table:table-cell office:value-type="float" office:value="0.82816907454187" calcext:value-type="float">
            <text:p>0.82816907454187</text:p>
          </table:table-cell>
          <table:table-cell office:value-type="float" office:value="0.850994931683474" calcext:value-type="float">
            <text:p>0.850994931683474</text:p>
          </table:table-cell>
          <table:table-cell office:value-type="float" office:value="0.908104326098759" calcext:value-type="float">
            <text:p>0.908104326098759</text:p>
          </table:table-cell>
          <table:table-cell office:value-type="float" office:value="0.913585307409873" calcext:value-type="float">
            <text:p>0.913585307409873</text:p>
          </table:table-cell>
          <table:table-cell office:value-type="float" office:value="0.914781900239625" calcext:value-type="float">
            <text:p>0.914781900239625</text:p>
          </table:table-cell>
          <table:table-cell office:value-type="float" office:value="0.920002781163416" calcext:value-type="float">
            <text:p>0.920002781163416</text:p>
          </table:table-cell>
          <table:table-cell/>
          <table:table-cell office:value-type="string" calcext:value-type="string">
            <text:p>UF7_2</text:p>
          </table:table-cell>
          <table:table-cell table:number-columns-repeated="3"/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2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float" office:value="0.885997109208832" calcext:value-type="float">
            <text:p>0.885997109208832</text:p>
          </table:table-cell>
          <table:table-cell table:formula="of:=AVERAGE([.U5:.U27])" office:value-type="float" office:value="0.891038701415727" calcext:value-type="float">
            <text:p>0.891038701415727</text:p>
          </table:table-cell>
          <table:table-cell table:formula="of:=AVERAGE([.V5:.V27])" office:value-type="float" office:value="0.902658083896698" calcext:value-type="float">
            <text:p>0.902658083896698</text:p>
          </table:table-cell>
          <table:table-cell table:formula="of:=AVERAGE([.W5:.W27])" office:value-type="float" office:value="0.713756730542672" calcext:value-type="float">
            <text:p>0.713756730542672</text:p>
          </table:table-cell>
          <table:table-cell table:formula="of:=AVERAGE([.X5:.X27])" office:value-type="float" office:value="0.724243160227976" calcext:value-type="float">
            <text:p>0.724243160227976</text:p>
          </table:table-cell>
          <table:table-cell table:formula="of:=AVERAGE([.Y5:.Y27])" office:value-type="float" office:value="0.724136934685469" calcext:value-type="float">
            <text:p>0.724136934685469</text:p>
          </table:table-cell>
          <table:table-cell table:formula="of:=AVERAGE([.Z5:.Z27])" office:value-type="float" office:value="0.904623316853102" calcext:value-type="float">
            <text:p>0.904623316853102</text:p>
          </table:table-cell>
          <table:table-cell table:style-name="ce2" table:formula="of:=AVERAGE([.AA5:.AA27])" office:value-type="float" office:value="0.905360849310342" calcext:value-type="float">
            <text:p>0.905360849310342</text:p>
          </table:table-cell>
          <table:table-cell table:formula="of:=AVERAGE([.AB5:.AB27])" office:value-type="float" office:value="0.891668321017306" calcext:value-type="float">
            <text:p>0.8916683210173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1:35:52.593519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23T16:39:21.168300973</dc:date>
    <meta:editing-duration>P1DT15H58S</meta:editing-duration>
    <meta:editing-cycles>124</meta:editing-cycles>
    <meta:generator>LibreOffice/6.0.7.3$Linux_X86_64 LibreOffice_project/00m0$Build-3</meta:generator>
    <meta:document-statistic meta:table-count="3" meta:cell-count="2314" meta:object-count="0"/>
  </office:meta>
</office:document-meta>
</file>